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588cm" svg:height="1.402cm" svg:x="16.337cm" svg:y="10.28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8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.588cm" svg:height="1.402cm" svg:x="14.256cm" svg:y="10.2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4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4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4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4" draw:text-style-name="P1" draw:layer="layout" draw:type="line" svg:x1="13.943cm" svg:y1="8.024cm" svg:x2="17.131cm" svg:y2="10.283cm" draw:start-shape="id7" draw:start-glue-point="10" draw:end-shape="id9" draw:end-glue-point="4" svg:d="M13943 8024l3188 2259" svg:viewBox="0 0 3189 2260">
          <text:p/>
        </draw:connector>
        <draw:connector draw:style-name="gr4" draw:text-style-name="P1" draw:layer="layout" draw:type="line" svg:x1="19.951cm" svg:y1="8.727cm" svg:x2="19.95cm" svg:y2="10.124cm" draw:start-shape="id10" draw:start-glue-point="8" draw:end-shape="id11" draw:end-glue-point="4" svg:d="M19951 8727l-1 1397" svg:viewBox="0 0 2 1398">
          <text:p/>
        </draw:connector>
        <draw:connector draw:style-name="gr4" draw:text-style-name="P1" draw:layer="layout" draw:type="line" svg:x1="23.352cm" svg:y1="8.728cm" svg:x2="23.351cm" svg:y2="10.125cm" draw:start-shape="id12" draw:start-glue-point="8" draw:end-shape="id13" draw:end-glue-point="4" svg:d="M23352 8728l-1 1397" svg:viewBox="0 0 2 1398">
          <text:p/>
        </draw:connector>
        <draw:connector draw:style-name="gr4" draw:text-style-name="P1" draw:layer="layout" draw:type="line" svg:x1="26.753cm" svg:y1="8.729cm" svg:x2="26.752cm" svg:y2="10.126cm" draw:start-shape="id14" draw:start-glue-point="8" draw:end-shape="id15" draw:end-glue-point="4" svg:d="M26753 8729l-1 1397" svg:viewBox="0 0 2 1398">
          <text:p/>
        </draw:connector>
        <draw:connector draw:style-name="gr4" draw:text-style-name="P1" draw:layer="layout" draw:type="line" svg:x1="13.711cm" svg:y1="8.52cm" svg:x2="15.05cm" svg:y2="10.224cm" draw:start-shape="id7" draw:start-glue-point="9" draw:end-shape="id16" draw:end-glue-point="4" svg:d="M13711 8520l1339 1704" svg:viewBox="0 0 1340 1705">
          <text:p/>
        </draw:connector>
        <draw:frame draw:style-name="gr5" draw:text-style-name="P5" draw:layer="layout" svg:width="4.553cm" svg:height="1.204cm" svg:x="13.39cm" svg:y="17.343cm">
          <draw:text-box>
            <text:p><text:span text:style-name="T3">move(4, 0)</text:span></text:p>
          </draw:text-box>
        </draw:frame>
        <draw:frame draw:style-name="gr2" draw:text-style-name="P3" draw:layer="layout" svg:width="0.896cm" svg:height="1.168cm" svg:x="15.184cm" svg:y="2.247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6.684cm" svg:y="2.247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984cm" svg:y="2.247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9.484cm" svg:y="2.247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984cm" svg:y="2.247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2.484cm" svg:y="2.247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984cm" svg:y="2.247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5.384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3:25.782601166</dc:date>
    <dc:creator>elucterio </dc:creator>
    <meta:editing-duration>PT29M5S</meta:editing-duration>
    <meta:editing-cycles>16</meta:editing-cycles>
    <meta:generator>LibreOffice/4.2.8.2$Linux_X86_64 LibreOffice_project/420m0$Build-2</meta:generator>
    <meta:document-statistic meta:object-count="58"/>
  </office:meta>
</office:document-meta>
</file>